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a3ca" officeooo:paragraph-rsid="001ea3c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Art maker uploads the final art work image, the video of making it and the cost of the product.</text:p>
      <text:p text:style-name="P1">2.Admin rates the product and the video depending on the art maker experience and the users feedback if same type of product exists to suggest the best video to the customer. </text:p>
      <text:p text:style-name="P1">3.Admin display and maintain the status of the all the product (In stock/out of stock).</text:p>
      <text:p text:style-name="P1">4.New customer views all the art work products available but he can't perform any actions on it.</text:p>
      <text:p text:style-name="P1">5.Admin allows the customers to purchase or view the product only if the user logins.</text:p>
      <text:p text:style-name="P1">6.Customer registers and logins to the website.</text:p>
      <text:p text:style-name="P1">7.Customer open the video related to the product he selected and learns how to make it.</text:p>
      <text:p text:style-name="P1">8.Seller provides the items required to make the product.</text:p>
      <text:p text:style-name="P1">9.Customer clicks on the buy option and enters his delivery address and then completes his payment process by PayPal or COD.</text:p>
      <text:p text:style-name="P1">10. Admin checks the payment status and sends confirmation to the customer.</text:p>
      <text:p text:style-name="P1">11. Customer finally gets the produc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06:59:29.201904651</meta:creation-date>
    <dc:date>2015-09-26T07:11:01.118686355</dc:date>
    <meta:editing-duration>P0D</meta:editing-duration>
    <meta:editing-cycles>1</meta:editing-cycles>
    <meta:document-statistic meta:table-count="0" meta:image-count="0" meta:object-count="0" meta:page-count="1" meta:paragraph-count="11" meta:word-count="169" meta:character-count="974" meta:non-whitespace-character-count="810"/>
    <meta:generator>LibreOffice/4.2.3.3$Linux_X86_64 LibreOffice_project/420m0$Build-3</meta:generator>
  </office:meta>
</office:document-meta>
</file>